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Standard">
      <style:paragraph-properties fo:background-color="transparent">
        <style:background-image/>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5">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Standard">
      <style:paragraph-properties fo:break-before="page"/>
    </style:style>
    <style:style style:name="P27" style:family="paragraph" style:parent-style-name="Standard"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agraph-properties style:writing-mode="lr-tb"/>
    </style:style>
    <style:style style:name="P5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style:font-name-asian="Helvetica1" style:font-name-complex="Helvetica1" style:language-complex="ar" style:country-complex="SA"/>
    </style:style>
    <style:style style:name="T11"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2" style:family="text">
      <style:text-properties fo:language="en" fo:country="US"/>
    </style:style>
    <style:style style:name="T13" style:family="text">
      <style:text-properties style:text-underline-style="solid" style:text-underline-width="auto" style:text-underline-color="font-color"/>
    </style:style>
    <style:style style:name="T14" style:family="text">
      <style:text-properties fo:background-color="#99ccff"/>
    </style:style>
    <style:style style:name="T15" style:family="text">
      <style:text-properties fo:background-color="#eb613d"/>
    </style:style>
    <style:style style:name="T16" style:family="text">
      <style:text-properties style:text-position="super 58%"/>
    </style:style>
    <style:style style:name="T17" style:family="text">
      <style:text-properties fo:font-style="italic" style:font-style-asian="italic" style:font-style-complex="italic"/>
    </style:style>
    <style:style style:name="T18" style:family="text">
      <style:text-properties fo:background-color="transparent"/>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70372368" text:id="ct270372368">
          <text:insertion>
            <office:change-info>
              <dc:creator>Bob Jacobsen</dc:creator>
              <dc:date>2013-02-05T07:50:00</dc:date>
            </office:change-info>
          </text:insertion>
        </text:changed-region>
        <text:changed-region xml:id="ct53543760" text:id="ct53543760">
          <text:insertion>
            <office:change-info>
              <dc:creator>Bob Jacobsen</dc:creator>
              <dc:date>2013-02-05T07:50:00</dc:date>
            </office:change-info>
          </text:insertion>
        </text:changed-region>
        <text:changed-region xml:id="ct482248832" text:id="ct482248832">
          <text:deletion>
            <office:change-info>
              <dc:creator>Bob Jacobsen</dc:creator>
              <dc:date>2013-02-05T07:50:00</dc:date>
            </office:change-info>
            <text:p text:style-name="Standard">this</text:p>
          </text:deletion>
        </text:changed-region>
        <text:changed-region xml:id="ct165557952" text:id="ct165557952">
          <text:insertion>
            <office:change-info>
              <dc:creator>Bob Jacobsen</dc:creator>
              <dc:date>2013-02-05T07:50:00</dc:date>
            </office:change-info>
          </text:insertion>
        </text:changed-region>
        <text:changed-region xml:id="ct270390352" text:id="ct270390352">
          <text:insertion>
            <office:change-info>
              <dc:creator>Bob Jacobsen</dc:creator>
              <dc:date>2013-02-05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5">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5">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9196801621464667916" text:style-name="L1">
        <text:list-item>
          <text:p text:style-name="P28">OpenLCB Common Information Technical Note</text:p>
        </text:list-item>
      </text:list>
      <text:p text:style-name="Standard">This specification is in the context of the following OpenLCB Specifications:</text:p>
      <text:list xml:id="list6213796938893848062" text:style-name="L2">
        <text:list-item>
          <text:p text:style-name="P29">The OpenLCB Node Identifier Specification, which specifies Node Identifiers <text:span text:style-name="T5">and</text:span> how they are defined.</text:p>
        </text:list-item>
      </text:list>
      <text:p text:style-name="Standard">This specification is in the context of the following OpenLCB-CAN Specifications:</text:p>
      <text:list xml:id="list462930398" text:continue-numbering="true" text:style-name="L2">
        <text:list-item>
          <text:p text:style-name="P29">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724809474" text:continue-numbering="true" text:style-name="L2">
        <text:list-item>
          <text:p text:style-name="P29">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Heading_20_3" text:outline-level="3">Message Type Indicators</text:h>
      <text:p text:style-name="P12">(Most of this section <text:span text:style-name="T5">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8">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2">(This is just informative, not normative; it's the actual MTI values that are normative, not how they were picked; what we're trying to do here <text:span text:style-name="T5">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4778477819691849254" text:style-name="L3">
        <text:list-item>
          <text:p text:style-name="P30">Use a dedicated bit field to distinguish the types, e.g. 1 indicates addressed and 0 means global.</text:p>
        </text:list-item>
        <text:list-item>
          <text:p text:style-name="P30">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ext:soft-page-break/>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1"><text:span text:style-name="T9">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0">Values 3-15 or the top 2 bits are not currently used and available for the future.</text:span></text:p>
      <text:p text:style-name="Standard">The next eight bits form a specific message type number. This has substructure:</text:p>
      <text:list xml:id="list9087609661150034429" text:style-name="L4">
        <text:list-item>
          <text:p text:style-name="P31">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5">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1577942034" text:continue-numbering="true" text:style-name="L4">
        <text:list-item>
          <text:p text:style-name="P31">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1"><text:soft-page-break/>The least significant bit “Simple Node flag” is used to indicate messages meant for “simple” or minimal nodes. A 1 in this bit means that these simple nodes can ignore this message. A 0 in this bit means that <text:span text:style-name="T5">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5">the</text:span> MTI is interpreted as flags that define the structure and format of the message type.</text:p>
      <text:list xml:id="list849491127615823709" text:style-name="L5">
        <text:list-item>
          <text:p text:style-name="P32">The most significant bit, <text:span text:style-name="T5">the “Address Present” flag, indicates whether the message carries a destination address (1) or does not carry a destination address (0). These are also referred to as “addressed” or “global” messages respectively.</text:span></text:p>
        </text:list-item>
      </text:list>
      <text:p text:style-name="P15"><text:span text:style-name="T5">Global messages shall be delivered to all nodes.</text:span><text:span text:style-name="T5"><text:note text:id="ftn2" text:note-class="footnote"><text:note-citation>2</text:note-citation><text:note-body><text:p text:style-name="Footnote">The “simple node protocol” is an exception to this, which needs to be worked into this Standard.</text:p></text:note-body></text:note></text:span></text:p>
      <text:p text:style-name="P16">Addressed messages shall be delivered to the node in their destination node ID. <text:s/>They may, but need not, be delivered to other nodes.</text:p>
      <text:list xml:id="list6479569130493936515" text:style-name="L6">
        <text:list-item>
          <text:p text:style-name="P33">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5">resent) or right after the MTI (if no destination ID present).</text:span></text:p>
        </text:list-item>
      </text:list>
      <text:list xml:id="list8962035767263011130" text:style-name="L7">
        <text:list-item>
          <text:p text:style-name="P34">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6">st</text:span> two bytes of the data part of the CAN frame. <text:s/>The top nibble of the 1<text:span text:style-name="T16">st</text:span> byte contains flags (see below); the lower nibble of the 1<text:span text:style-name="T16">st</text:span> byte, and the entire 2<text:span text:style-name="T16">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8404307191729522541" text:style-name="L8">
        <text:list-item>
          <text:p text:style-name="P35"><text:soft-page-break/>00 Only frame</text:p>
        </text:list-item>
        <text:list-item>
          <text:p text:style-name="P35">01 First frame of more than one</text:p>
        </text:list-item>
        <text:list-item>
          <text:p text:style-name="P35">10 Last frame of more than one</text:p>
        </text:list-item>
        <text:list-item>
          <text:p text:style-name="P35">11 Middle frame of more than 2.</text:p>
        </text:list-item>
      </text:list>
      <text:p text:style-name="Standard">You can think of these as active-zero start <text:span text:style-name="T5">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7">0x1800,0000</text:p>
          </table:table-cell>
          <table:table-cell table:style-name="Table11.A2" office:value-type="string">
            <text:p text:style-name="P17">0x0700,0000</text:p>
          </table:table-cell>
          <table:table-cell table:style-name="Table11.A2" office:value-type="string">
            <text:p text:style-name="P17">0x00C0,0000</text:p>
          </table:table-cell>
          <table:table-cell table:style-name="Table11.A2" office:value-type="string">
            <text:p text:style-name="P17">0x003E, 0000</text:p>
          </table:table-cell>
          <table:table-cell table:style-name="Table11.A2" office:value-type="string">
            <text:p text:style-name="P17">0x0001,0000</text:p>
          </table:table-cell>
          <table:table-cell table:style-name="Table11.A2" office:value-type="string">
            <text:p text:style-name="P17">0x0000,8000</text:p>
          </table:table-cell>
          <table:table-cell table:style-name="Table11.A2" office:value-type="string">
            <text:p text:style-name="P17">0x0000,4000</text:p>
          </table:table-cell>
          <table:table-cell table:style-name="Table11.A2" office:value-type="string">
            <text:p text:style-name="P17">0x0000,3000</text:p>
          </table:table-cell>
          <table:table-cell table:style-name="Table11.J2" office:value-type="string">
            <text:p text:style-name="P17">12 bits</text:p>
            <text:p text:style-name="P17">0x0000,0FFF</text:p>
          </table:table-cell>
        </table:table-row>
        <table:table-row>
          <table:table-cell table:style-name="Table11.A2" office:value-type="string">
            <text:p text:style-name="Table_20_Heading">Value(s)</text:p>
          </table:table-cell>
          <table:table-cell table:style-name="Table11.B3" office:value-type="float" office:value="3">
            <text:p text:style-name="P17">3</text:p>
          </table:table-cell>
          <table:table-cell table:style-name="Table11.B3" office:value-type="float" office:value="0">
            <text:p text:style-name="P17">0</text:p>
          </table:table-cell>
          <table:table-cell table:style-name="Table11.A2" table:number-columns-spanned="6" office:value-type="string">
            <text:p text:style-name="P17">See Table 1 MTI description</text:p>
          </table:table-cell>
          <table:covered-table-cell/>
          <table:covered-table-cell/>
          <table:covered-table-cell/>
          <table:covered-table-cell/>
          <table:covered-table-cell/>
          <table:table-cell table:style-name="Table11.J2" office:value-type="string">
            <text:p text:style-name="P17">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0">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0"/>
      <text:p text:style-name="P10"/>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5">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2260705177301405367" text:style-name="L9">
        <text:list-item>
          <text:p text:style-name="P36">The source Node ID</text:p>
        </text:list-item>
        <text:list-item>
          <text:p text:style-name="P36">The MTI</text:p>
        </text:list-item>
        <text:list-item>
          <text:p text:style-name="P36">If flagged as present, the destination Node ID</text:p>
        </text:list-item>
        <text:list-item>
          <text:p text:style-name="P36">If flagged as present, an Event ID</text:p>
        </text:list-item>
        <text:list-item>
          <text:p text:style-name="P36">Any other content as defined for the specific message type</text:p>
        </text:list-item>
      </text:list>
      <text:p text:style-name="Standard">The exact format and order are defined by <text:span text:style-name="T5">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3702971766977643928" text:style-name="L10">
        <text:list-item>
          <text:p text:style-name="P37">Uninitialized</text:p>
        </text:list-item>
        <text:list-item>
          <text:p text:style-name="P37">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5">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5">just</text:span> for identification &amp; explanatory purposes. The meaning of <text:span text:style-name="T5">the</text:span> messages is defined by the interactions they appear in, <text:span text:style-name="T5">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8">(Should the discussion of replying be here, or under interactions? Might be better to have this section talk about the meaning of the Node ID, rather that about replies.)</text:p>
      <text:p text:style-name="P8">(In the TN, add an example of the full format messages, which can include two copies of the Node ID due to the way destination alias mapping works)</text:p>
      <text:h text:style-name="Heading_20_3" text:outline-level="3">Verified Node ID</text:h>
      <text:p text:style-name="P8">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8">The node ID in the data is redundant on wire protocols that carry the full source ID, but can be very valuable for wire protocols that abbreviate (“alias”) the source ID within the messages, e.g. CAN.</text:p>
      <text:p text:style-name="P8">(With the new format, should there be an addressed version of this? Can always send to the source ID/alias of request, so will always work.)</text:p>
      <text:p text:style-name="P8">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Error codes, MTI, optional information</text:p>
          </table:table-cell>
        </table:table-row>
      </table:table>
      <text:p text:style-name="P10"/>
      <text:p text:style-name="P9">The contents are, in order:</text:p>
      <text:list xml:id="list6191175352261372430" text:style-name="L11">
        <text:list-item>
          <text:p text:style-name="P39">Two bytes of error code.</text:p>
        </text:list-item>
        <text:list-item>
          <text:p text:style-name="P38"><text:soft-page-break/><text:span text:style-name="T5">Two bytes of MTI. <text:s/>If the frame transport only delivered part of the MTI</text:span><text:span text:style-name="T5"><text:note text:id="ftn3" text:note-class="footnote"><text:note-citation>3</text:note-citation><text:note-body><text:p text:style-name="Footnote">For example, CAN delivers 13 bits of the MTI via each frame (the special bit is known to be zero).</text:p></text:note-body></text:note></text:span><text:span text:style-name="T5">, that content is returned with the rest of the MTI bits set to zero.</text:span></text:p>
        </text:list-item>
        <text:list-item>
          <text:p text:style-name="P39">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0A,8sss fddd</text:p>
          </table:table-cell>
          <table:table-cell table:style-name="Table7.G2" office:value-type="string">
            <text:p text:style-name="P17">Error code, MTI, optional information</text:p>
          </table:table-cell>
        </table:table-row>
      </table:table>
      <text:p text:style-name="P16"/>
      <text:p text:style-name="P9">The contents are, in order:</text:p>
      <text:list xml:id="list635588357" text:continue-numbering="true" text:style-name="L11">
        <text:list-item>
          <text:p text:style-name="P39">Two bytes of error code.</text:p>
        </text:list-item>
        <text:list-item>
          <text:p text:style-name="P38"><text:span text:style-name="T5">Two bytes of MTI. <text:s/>If the frame transport only delivered part of the MTI</text:span><text:span text:style-name="T5"><text:note text:id="ftn4" text:note-class="footnote"><text:note-citation>4</text:note-citation><text:note-body><text:p text:style-name="Footnote">For example, CAN delivers 14 bits of the MTI via each frame (the special bit is known to be zero and <text:span text:style-name="T8">the</text:span> stream/datagram bit can be inferred).</text:p></text:note-body></text:note></text:span><text:span text:style-name="T5">, that content is returned with the rest of the MTI bits set to zero.</text:span></text:p>
        </text:list-item>
        <text:list-item>
          <text:p text:style-name="P39">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 <text:s/><text:span text:style-name="T17">(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p text:style-name="P16"/>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8">Name</text:p>
          </table:table-cell>
          <table:table-cell table:style-name="Table9.A1" office:value-type="string">
            <text:p text:style-name="P18">Dest ID</text:p>
          </table:table-cell>
          <table:table-cell table:style-name="Table9.A1" office:value-type="string">
            <text:p text:style-name="P18">Event ID</text:p>
          </table:table-cell>
          <table:table-cell table:style-name="Table9.A1" office:value-type="string">
            <text:p text:style-name="P18">Simple Node </text:p>
          </table:table-cell>
          <table:table-cell table:style-name="Table9.A1" office:value-type="string">
            <text:p text:style-name="P18">Common</text:p>
            <text:p text:style-name="P18">MTI</text:p>
          </table:table-cell>
          <table:table-cell table:style-name="Table9.A1" office:value-type="string">
            <text:p text:style-name="P18">CAN format</text:p>
          </table:table-cell>
          <table:table-cell table:style-name="Table9.G1" office:value-type="string">
            <text:p text:style-name="P18">Data Content</text:p>
          </table:table-cell>
        </table:table-row>
        <text:soft-page-break/>
        <table:table-row>
          <table:table-cell table:style-name="Table9.A2" office:value-type="string">
            <text:p text:style-name="P17">Protocol Support Inquiry</text:p>
          </table:table-cell>
          <table:table-cell table:style-name="Table9.A2" office:value-type="string">
            <text:p text:style-name="P17">Y</text:p>
          </table:table-cell>
          <table:table-cell table:style-name="Table9.A2" office:value-type="string">
            <text:p text:style-name="P17">N</text:p>
          </table:table-cell>
          <table:table-cell table:style-name="Table9.A2" office:value-type="string">
            <text:p text:style-name="P17">N</text:p>
          </table:table-cell>
          <table:table-cell table:style-name="Table9.A2" office:value-type="string">
            <text:p text:style-name="P17">0x32E0</text:p>
          </table:table-cell>
          <table:table-cell table:style-name="Table9.A2" office:value-type="string">
            <text:p text:style-name="P17">0x1Edd,dsss 2E</text:p>
          </table:table-cell>
          <table:table-cell table:style-name="Table9.G2" office:value-type="string">
            <text:p text:style-name="P17">(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8">Name</text:p>
          </table:table-cell>
          <table:table-cell table:style-name="Table12.A1" office:value-type="string">
            <text:p text:style-name="P18">Dest ID</text:p>
          </table:table-cell>
          <table:table-cell table:style-name="Table12.A1" office:value-type="string">
            <text:p text:style-name="P18">Event ID</text:p>
          </table:table-cell>
          <table:table-cell table:style-name="Table12.A1" office:value-type="string">
            <text:p text:style-name="P18">Simple Node </text:p>
          </table:table-cell>
          <table:table-cell table:style-name="Table12.A1" office:value-type="string">
            <text:p text:style-name="P18">Common</text:p>
            <text:p text:style-name="P18">MTI</text:p>
          </table:table-cell>
          <table:table-cell table:style-name="Table12.A1" office:value-type="string">
            <text:p text:style-name="P18">CAN format</text:p>
          </table:table-cell>
          <table:table-cell table:style-name="Table12.G1" office:value-type="string">
            <text:p text:style-name="P18">Data Content</text:p>
          </table:table-cell>
        </table:table-row>
        <table:table-row>
          <table:table-cell table:style-name="Table12.A2" office:value-type="string">
            <text:p text:style-name="P17">Protocol Support Reply</text:p>
          </table:table-cell>
          <table:table-cell table:style-name="Table12.A2" office:value-type="string">
            <text:p text:style-name="P17">Y</text:p>
          </table:table-cell>
          <table:table-cell table:style-name="Table12.A2" office:value-type="string">
            <text:p text:style-name="P17">N</text:p>
          </table:table-cell>
          <table:table-cell table:style-name="Table12.A2" office:value-type="string">
            <text:p text:style-name="P17">N</text:p>
          </table:table-cell>
          <table:table-cell table:style-name="Table12.A2" office:value-type="string">
            <text:p text:style-name="P17">0x32F0</text:p>
          </table:table-cell>
          <table:table-cell table:style-name="Table12.A2" office:value-type="string">
            <text:p text:style-name="P17">0x1Edd,dsss 2F</text:p>
          </table:table-cell>
          <table:table-cell table:style-name="Table12.G2" office:value-type="string">
            <text:p text:style-name="P13">One or more bytes identifying the supported OpenLCB protocols; see Table immediately below for coding.</text:p>
          </table:table-cell>
        </table:table-row>
      </table:table>
      <text:p text:style-name="P10"/>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19"><text:s text:c="4"/>vv vv vv vv vv vv</text:p>
            </table:table-cell>
            <table:table-cell table:style-name="Table13.B1" office:value-type="string">
              <text:p text:style-name="P19">Protocol</text:p>
            </table:table-cell>
          </table:table-row>
        </table:table-header-rows>
        <table:table-row table:style-name="Table13.1">
          <table:table-cell table:style-name="Table13.A2" office:value-type="string">
            <text:p text:style-name="P13">0x80 00 00 00 00 00</text:p>
          </table:table-cell>
          <table:table-cell table:style-name="Table13.B2" office:value-type="string">
            <text:p text:style-name="P17">Simple Protocol subset</text:p>
          </table:table-cell>
        </table:table-row>
        <table:table-row table:style-name="Table13.1">
          <table:table-cell table:style-name="Table13.A2" office:value-type="string">
            <text:p text:style-name="P13">0x40 00 00 00 00 00</text:p>
          </table:table-cell>
          <table:table-cell table:style-name="Table13.B2" office:value-type="string">
            <text:p text:style-name="P17">Datagram Protocol</text:p>
          </table:table-cell>
        </table:table-row>
        <table:table-row table:style-name="Table13.1">
          <table:table-cell table:style-name="Table13.A2" office:value-type="string">
            <text:p text:style-name="P13">0x20 00 00 00 00 00</text:p>
          </table:table-cell>
          <table:table-cell table:style-name="Table13.B2" office:value-type="string">
            <text:p text:style-name="P17">Stream Protocol</text:p>
          </table:table-cell>
        </table:table-row>
        <table:table-row table:style-name="Table13.1">
          <table:table-cell table:style-name="Table13.A2" office:value-type="string">
            <text:p text:style-name="P13">0x10 00 00 00 00 00</text:p>
          </table:table-cell>
          <table:table-cell table:style-name="Table13.B2" office:value-type="string">
            <text:p text:style-name="P17">Memory Configuration Protocol</text:p>
          </table:table-cell>
        </table:table-row>
        <table:table-row table:style-name="Table13.1">
          <table:table-cell table:style-name="Table13.A2" office:value-type="string">
            <text:p text:style-name="P13">0x08 00 00 00 00 00</text:p>
          </table:table-cell>
          <table:table-cell table:style-name="Table13.B2" office:value-type="string">
            <text:p text:style-name="P17">Reservation Protocol</text:p>
          </table:table-cell>
        </table:table-row>
        <table:table-row table:style-name="Table13.1">
          <table:table-cell table:style-name="Table13.A2" office:value-type="string">
            <text:p text:style-name="P13">0x04 00 00 00 00 00</text:p>
          </table:table-cell>
          <table:table-cell table:style-name="Table13.B2" office:value-type="string">
            <text:p text:style-name="P17">Event Exchange (Producer/Consumer) Protocol</text:p>
          </table:table-cell>
        </table:table-row>
        <table:table-row table:style-name="Table13.1">
          <table:table-cell table:style-name="Table13.A2" office:value-type="string">
            <text:p text:style-name="P13">0x02 00 00 00 00 00</text:p>
          </table:table-cell>
          <table:table-cell table:style-name="Table13.B2" office:value-type="string">
            <text:p text:style-name="P17">Identification Protocol</text:p>
          </table:table-cell>
        </table:table-row>
        <table:table-row table:style-name="Table13.1">
          <table:table-cell table:style-name="Table13.A2" office:value-type="string">
            <text:p text:style-name="P13">0x01 00 00 00 00 00</text:p>
          </table:table-cell>
          <table:table-cell table:style-name="Table13.B2" office:value-type="string">
            <text:p text:style-name="P17">Teaching/Learning Configuration Protocol</text:p>
          </table:table-cell>
        </table:table-row>
        <table:table-row table:style-name="Table13.1">
          <table:table-cell table:style-name="Table13.A2" office:value-type="string">
            <text:p text:style-name="P13">0x00 80 00 00 00 00</text:p>
          </table:table-cell>
          <table:table-cell table:style-name="Table13.B2" office:value-type="string">
            <text:p text:style-name="P17">Remote Button Protocol</text:p>
          </table:table-cell>
        </table:table-row>
        <text:soft-page-break/>
        <table:table-row table:style-name="Table13.1">
          <table:table-cell table:style-name="Table13.A2" office:value-type="string">
            <text:p text:style-name="P13">0x00 40 00 00 00 00</text:p>
          </table:table-cell>
          <table:table-cell table:style-name="Table13.B2" office:value-type="string">
            <text:p text:style-name="P17">Abbreviated Default CDI Protocol</text:p>
          </table:table-cell>
        </table:table-row>
        <table:table-row table:style-name="Table13.1">
          <table:table-cell table:style-name="Table13.A2" office:value-type="string">
            <text:p text:style-name="P13">0x00 20 00 00 00 00</text:p>
          </table:table-cell>
          <table:table-cell table:style-name="Table13.B2" office:value-type="string">
            <text:p text:style-name="P17">Display Protocol</text:p>
          </table:table-cell>
        </table:table-row>
        <table:table-row table:style-name="Table13.1">
          <table:table-cell table:style-name="Table13.A2" office:value-type="string">
            <text:p text:style-name="P13">0x00 10 00 00 00 00</text:p>
          </table:table-cell>
          <table:table-cell table:style-name="Table13.B2" office:value-type="string">
            <text:p text:style-name="P17">Simple Node Information Protocol</text:p>
          </table:table-cell>
        </table:table-row>
        <table:table-row table:style-name="Table13.1">
          <table:table-cell table:style-name="Table13.A2" office:value-type="string">
            <text:p text:style-name="P13">0x00 08 00 00 00 00</text:p>
          </table:table-cell>
          <table:table-cell table:style-name="Table13.B2" office:value-type="string">
            <text:p text:style-name="P17">Configuration Description Information (CDI)</text:p>
          </table:table-cell>
        </table:table-row>
        <table:table-row table:style-name="Table13.1">
          <table:table-cell table:style-name="Table13.A2" office:value-type="string">
            <text:p text:style-name="P13">0x00 04 00 00 00 00</text:p>
          </table:table-cell>
          <table:table-cell table:style-name="Table13.B2" office:value-type="string">
            <text:p text:style-name="P17">Traction Control Protocol (Train Protocol)</text:p>
          </table:table-cell>
        </table:table-row>
        <table:table-row table:style-name="Table13.1">
          <table:table-cell table:style-name="Table13.A2" office:value-type="string">
            <text:p text:style-name="P13">0x00 02 00 00 00 00</text:p>
          </table:table-cell>
          <table:table-cell table:style-name="Table13.B2" office:value-type="string">
            <text:p text:style-name="P17">Function Description Information (FDI)</text:p>
          </table:table-cell>
        </table:table-row>
        <table:table-row table:style-name="Table13.1">
          <table:table-cell table:style-name="Table13.A2" office:value-type="string">
            <text:p text:style-name="P13">0x00 01 00 00 00 00</text:p>
          </table:table-cell>
          <table:table-cell table:style-name="Table13.B2" office:value-type="string">
            <text:p text:style-name="P17">DCC Command Station Protocol</text:p>
          </table:table-cell>
        </table:table-row>
        <table:table-row table:style-name="Table13.1">
          <table:table-cell table:style-name="Table13.A2" office:value-type="string">
            <text:p text:style-name="P17">All others</text:p>
          </table:table-cell>
          <table:table-cell table:style-name="Table13.B2" office:value-type="string">
            <text:p text:style-name="P17">Reserved for future protocol bits. Shall be sent as 0 and ignored upon receipt.</text:p>
          </table:table-cell>
        </table:table-row>
      </table:table>
      <text:p text:style-name="P10"/>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3608353442121869858" text:style-name="L12">
        <text:list-item>
          <text:p text:style-name="P40">There is no guarantee that any other node is listening for this. No reply is possible. </text:p>
        </text:list-item>
        <text:list-item>
          <text:p text:style-name="P40">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5">the</text:span> data part of the message, and the desired node's alias will be <text:span text:style-name="T5">in the</text:span> source ID part of the message.</text:p>
      <text:h text:style-name="Heading_20_4" text:outline-level="4">Example: Finding a full node ID <text:span text:style-name="T11">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5">the</text:span> known alias in the source ID part of the message, and the full node ID will be <text:span text:style-name="T5">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3473036842124782530" text:style-name="L13">
        <text:list-item>
          <text:p text:style-name="P41">Node A receives an addressed message from Node B that carries Node A's NID. </text:p>
        </text:list-item>
      </text:list>
      <text:list xml:id="list8137014435224122565" text:style-name="L14">
        <text:list-item>
          <text:p text:style-name="P42">The MTI indicates the start of an optional interaction. </text:p>
        </text:list-item>
      </text:list>
      <text:list xml:id="list4377722720422551323" text:style-name="L15">
        <text:list-item>
          <text:p text:style-name="P43">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0">19EDCAAA <text:span text:style-name="T18">0123</text:span></text:p>
      <text:p text:style-name="Standard">It replies with</text:p>
      <text:p text:style-name="Standard">19068123 0A AA <text:span text:style-name="T15">20 00 </text:span><text:span text:style-name="T14">0E DC</text:span></text:p>
      <text:p text:style-name="Standard"><text:span text:style-name="T5">The 0C indicates Reject Optional Interaction. The </text:span><text:span text:style-name="T6">0E DC</text:span><text:span text:style-name="T5"> is as much as can be reconstructed of the original MTI. Note that it includes an addressed bit set, 10 00.</text:span><text:span text:style-name="T5"> The </text:span><text:span text:style-name="T7">20 00</text:span><text:span text:style-name="T5"> is the error code, which in this case indicates this is a permanent error.</text:span></text:p>
      <text:h text:style-name="Heading_20_4" text:outline-level="4">Reject Unaddressed Optional Interaction</text:h>
      <text:list xml:id="list2361640586490102406" text:style-name="L16">
        <text:list-item>
          <text:p text:style-name="P44">Node A receives an unaddressed message from Node B. </text:p>
        </text:list-item>
        <text:list-item>
          <text:p text:style-name="P44">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5816352722727027681" text:style-name="L17">
        <text:list-item>
          <text:p text:style-name="P45">Node A is taking part in an addressed interaction with Node B. Either node may be able to send the next message.</text:p>
        </text:list-item>
        <text:list-item>
          <text:p text:style-name="P45">Some error condition prevents Node A from continuing the interaction. </text:p>
        </text:list-item>
        <text:list-item>
          <text:p text:style-name="P45">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5">that</text:span> is meant to handle rare events that should not routinely occur. <text:s/>The “most recent MTI received” values is not always sufficient to determine <text:span text:style-name="T5">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3">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7">(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6">st</text:span> byte.</text:p>
      <text:p text:style-name="P14">In general, nodes using this interaction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without causing trouble for existing nodes.</text:p>
      <text:p text:style-name="P14">We define the bits here, rather than in the individual protocol definitions, to reduce the risk of duplicate assignments. Duplicate assignments would be obvious here, but not so much when spread across separate documents.</text:p>
      <text:p text:style-name="P14">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4"><text:soft-page-break/>The information returned is intended to be considered static: <text:s/>A node may request it and never have to request it again, because it won't change. <text:s/>(For development purposes, a node might be reprogrammed, so <text:span text:style-name="T5">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5">is true for that node. <text:s/>(This enables passive condition monitoring by other nodes on the network)</text:span></text:p>
      <text:p text:style-name="P10">(Need to talk about buffering here. <text:s/>Switching between transports is a routing issue, and has to be done right, although much of it will be specified in data-link level standards)</text:p>
      <text:p text:style-name="P10">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270372368"/>Message Network <text:change-end text:change-id="ct270372368"/>Standard should say that “Nodes shall allow at least nnn msec for a reply to be received to their communications” and “Nodes shall reply to messages within mmm msec”<text:change-start text:change-id="ct53543760"/> (See above)<text:change-end text:change-id="ct53543760"/>. <text:s/>Then <text:change text:change-id="ct482248832"/><text:change-start text:change-id="ct165557952"/>the Message Network<text:change-end text:change-id="ct165557952"/>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5">the</text:span> mess<text:change-start text:change-id="ct270390352"/>a<text:change-end text:change-id="ct270390352"/>ge-specific parts of the TN.</text:p>
      <text:h text:style-name="Heading_20_1" text:outline-level="1"><text:soft-page-break/>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2653441809515450359" text:style-name="L18">
        <text:list-item>
          <text:p text:style-name="P46">indicate their presence (by sending Initialization Complete messages and replying to Verify Node messages)</text:p>
        </text:list-item>
        <text:list-item>
          <text:p text:style-name="P46">send and receive event reports (through PCER messages and associated reports)</text:p>
        </text:list-item>
        <text:list-item>
          <text:p text:style-name="P46">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2209561445936533827" text:style-name="L19">
        <text:list-item>
          <text:p text:style-name="P47">learn about the appearance of other nodes (by receiving Initialization Complete messages)</text:p>
        </text:list-item>
        <text:list-item>
          <text:p text:style-name="P47">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5">this</text:span>. <text:s/></text:p>
      <text:p text:style-name="Standard">Gateways <text:span text:style-name="T12">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6856480009364779963" text:style-name="L20">
        <text:list-item>
          <text:p text:style-name="P48"><text:soft-page-break/>Verify Node ID – They need to receive this so that they can reply to it.</text:p>
        </text:list-item>
        <text:list-item>
          <text:p text:style-name="P48">Verified Node ID – They need to receive this because it's the reply to their own request, which might be used to e.g. locate a node for delayed sending of status</text:p>
        </text:list-item>
        <text:list-item>
          <text:p text:style-name="P48">Protocol Support Inquiry – They need to receive this so that they can reply to it.</text:p>
        </text:list-item>
        <text:list-item>
          <text:p text:style-name="P48">Identify Consumers, Identify Producers, Identify Events – <text:span text:style-name="T12">because</text:span> others will ask this of them</text:p>
        </text:list-item>
        <text:list-item>
          <text:p text:style-name="P48">Learn Event – so they can be programmed</text:p>
        </text:list-item>
        <text:list-item>
          <text:p text:style-name="P48">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5915639498848114469" text:style-name="L21">
        <text:list-item>
          <text:p text:style-name="P49">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9">Consumer Identified, Consumer Identify Range: These are of interest to gateways and configuration tools, but an individual producer does not need to know which (if any) nodes are consuming its produced events.</text:p>
        </text:list-item>
        <text:list-item>
          <text:p text:style-name="P49">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5">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5">just</text:span> ignore them.</text:p>
      <text:h text:style-name="Heading_20_2" text:outline-level="2"><text:soft-page-break/>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5">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5">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5">the</text:span> two sides.</text:p>
      <text:p text:style-name="Standard">Expansion: PIP example. <text:s/>CAN-based code looks at 1<text:span text:style-name="T16">st</text:span> frame. <text:s/>To allow expansion, has to <text:span text:style-name="T13">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5">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7812189333784540906" text:style-name="L22">
        <text:list-item>
          <text:p text:style-name="P50">first, last, expected content – handle as expected</text:p>
        </text:list-item>
      </text:list>
      <text:p text:style-name="Standard">Future expansion within the 1<text:span text:style-name="T16">st</text:span> frame, something already envisioned:</text:p>
      <text:list xml:id="list189235643" text:continue-numbering="true" text:style-name="L22">
        <text:list-item>
          <text:p text:style-name="P50">first, last, expected content + more in frame – handle original content as expected</text:p>
        </text:list-item>
      </text:list>
      <text:p text:style-name="Standard">Future expansion to larger message via additional frames:</text:p>
      <text:list xml:id="list1647034063" text:continue-numbering="true" text:style-name="L22">
        <text:list-item>
          <text:p text:style-name="P50"><text:soft-page-break/>first, not last, expected content + more in frame – handle content</text:p>
        </text:list-item>
        <text:list-item>
          <text:p text:style-name="P50">not first, not last – more content, you've already replied, ignore</text:p>
        </text:list-item>
        <text:list-item>
          <text:p text:style-name="P50">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3">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5">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0">Gateways need to accumulate frames into single messages. <text:s/>They might need a large amount of buffering for this, in the limit one message buffer per CAN node being served (e.g. up to 50 or N*50 with electrical repeaters). <text:s/></text:p>
      <text:p text:style-name="P10">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0">PIP request example:</text:p>
      <text:p text:style-name="P10">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0">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5">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1030388281847671319" text:style-name="L23">
        <text:list-item>
          <text:p text:style-name="P51">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1">One could restrict the design so that only one specific node on a layout can use a long-global message, but that raises a number of complexities that don't currently seem worth it just to get long-global messages.</text:p>
        </text:list-item>
        <text:list-item>
          <text:p text:style-name="P51">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1">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1800280861655956123" text:style-name="L24">
        <text:list-item>
          <text:p text:style-name="P52">Manually send <text:span text:style-name="T5">the</text:span> large message as smaller ones, defined in the specific protocol being implemented. <text:s/>This is ugly, because it moves a CAN limitation out into the larger OpenLCB, but it does the job for now.</text:p>
        </text:list-item>
        <text:list-item>
          <text:p text:style-name="P52">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5">with a</text:span> temporary error code. <text:s/>That carries the Node ID of the rejecting node (as an alias on CAN), so that originator of the request can resend the <text:span text:style-name="T5">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5">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2930772612316393049" text:style-name="L25">
        <text:list-item>
          <text:p text:style-name="P53">Excluding the MTIs with the 'Event ID present' bit set is a tradeoff. <text:s/>By doing this, the high-volume messages used to identify producers and consumers of events can fit in a single frame. <text:s/><text:soft-page-break/>We could fix this by (for the 2<text:span text:style-name="T16">nd</text:span> time) redefining the MTIs for those messages to use higher bits <text:span text:style-name="T5">in the</text:span> MTI. Or leave it like it is.</text:p>
        </text:list-item>
        <text:list-item>
          <text:p text:style-name="P53">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Annotations to the Specification<text:tab/>1</text:p>
          <text:p text:style-name="P21"><text:s/>2.1 Introduction<text:tab/>1</text:p>
          <text:p text:style-name="P21"><text:s/>2.2 Intended Use<text:tab/>1</text:p>
          <text:p text:style-name="P21"><text:s/>2.3 References and Context<text:tab/>2</text:p>
          <text:p text:style-name="P21"><text:s/>2.4 Message Format<text:tab/>2</text:p>
          <text:p text:style-name="P22"><text:s/>2.4.1 Message Type Indicators<text:tab/>2</text:p>
          <text:p text:style-name="P24"><text:s/>2.4.1.1 CAN MTI Considerations<text:tab/>5</text:p>
          <text:p text:style-name="P23"><text:s/>2.4.1.1.1 Addressed and Global CAN MTIs<text:tab/>6</text:p>
          <text:p text:style-name="P23"><text:s/>2.4.1.1.2 Datagram and Stream frame format<text:tab/>7</text:p>
          <text:p text:style-name="P23"><text:s/>2.4.1.1.3 CAN Notes<text:tab/>8</text:p>
          <text:p text:style-name="P22"><text:s/>2.4.2 Message Content<text:tab/>8</text:p>
          <text:p text:style-name="P21"><text:s/>2.5 States<text:tab/>8</text:p>
          <text:p text:style-name="P21"><text:s/>2.6 Definition of Specific Messages<text:tab/>9</text:p>
          <text:p text:style-name="P22"><text:s/>2.6.1 Initialization Complete<text:tab/>9</text:p>
          <text:p text:style-name="P22"><text:s/>2.6.2 Verify Node ID<text:tab/>9</text:p>
          <text:p text:style-name="P22"><text:s/>2.6.3 Verified Node ID<text:tab/>10</text:p>
          <text:p text:style-name="P22"><text:s/>2.6.4 Optional Interaction Rejected<text:tab/>10</text:p>
          <text:p text:style-name="P22"><text:s/>2.6.5 Terminate Due to Error<text:tab/>11</text:p>
          <text:p text:style-name="P22"><text:s/>2.6.6 Protocol Support Inquiry<text:tab/>11</text:p>
          <text:p text:style-name="P22"><text:s/>2.6.7 Protocol Support Reply<text:tab/>12</text:p>
          <text:p text:style-name="P21"><text:s/>2.7 Interactions<text:tab/>13</text:p>
          <text:p text:style-name="P22"><text:s/>2.7.1 Node Initialization<text:tab/>13</text:p>
          <text:p text:style-name="P22"><text:s/>2.7.2 Node ID Detection<text:tab/>13</text:p>
          <text:p text:style-name="P24"><text:s/>2.7.2.1 Example: Node obtaining local alias from full node ID<text:tab/>14</text:p>
          <text:p text:style-name="P24"><text:s/>2.7.2.2 Example: Finding a full node ID from a local alias<text:tab/>14</text:p>
          <text:p text:style-name="P24"><text:s/>2.7.2.3 Example: Finding all nodes<text:tab/>14</text:p>
          <text:p text:style-name="P24"><text:s/>2.7.2.4 Example: Confirming that a specific node can still be reached<text:tab/>14</text:p>
          <text:p text:style-name="P22"><text:s/>2.7.3 Error Handling<text:tab/>14</text:p>
          <text:p text:style-name="P24"><text:s/>2.7.3.1 Reject Addressed Optional Interaction<text:tab/>14</text:p>
          <text:p text:style-name="P24"><text:s/>2.7.3.2 Reject Unaddressed Optional Interaction<text:tab/>15</text:p>
          <text:p text:style-name="P24"><text:s/>2.7.3.3 Reject Addressed Standard Interaction Due to Error<text:tab/>15</text:p>
          <text:p text:style-name="P22"><text:s/>2.7.4 Duplicate Node ID Discovery<text:tab/>16</text:p>
          <text:p text:style-name="P22"><text:s/>2.7.5 Supported Protocol Inquiry and Response<text:tab/>16</text:p>
          <text:p text:style-name="P21"><text:s/>2.8 Delays and Timeouts<text:tab/>18</text:p>
          <text:p text:style-name="P25"><text:s/>3 Simple Node Protocol Subset<text:tab/>18</text:p>
          <text:p text:style-name="P21"><text:s/>3.1 Protocol Description<text:tab/>19</text:p>
          <text:p text:style-name="P22"><text:s/>3.1.1 Messages Transmitted<text:tab/>19</text:p>
          <text:p text:style-name="P22"><text:s/>3.1.2 Messages Received<text:tab/>19</text:p>
          <text:p text:style-name="P22"><text:s/>3.1.3 Messages Not Received<text:tab/>19</text:p>
          <text:p text:style-name="P25"><text:s/>4 Expansion<text:tab/>20</text:p>
          <text:p text:style-name="P21"><text:s/>4.1 Longer MTIs<text:tab/>20</text:p>
          <text:p text:style-name="P21"><text:s/>4.2 Longer Messages<text:tab/>20</text:p>
          <text:p text:style-name="P22"><text:s/>4.2.1 Long global messages<text:tab/>22</text:p>
        </text:index-body>
      </text:table-of-content>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6</text:page-number></text:span></text:span><text:span text:style-name="Page_20_Number"><text:span text:style-name="MT2"> of </text:span></text:span><text:span text:style-name="Page_20_Number"><text:span text:style-name="MT2"><text:page-count style:num-format="1">26</text:page-count></text:span></text:span><text:span text:style-name="Page_20_Number"><text:span text:style-name="MT2"> - </text:span></text:span><text:span text:style-name="Page_20_Number"><text:span text:style-name="MT2"><text:date style:data-style-name="N116" text:date-value="2013-02-05T07:50:38">2-5-2013</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Working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2-05T07:50:38">Feb 5,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6</text:page-count></text:span></text:span><text:span text:style-name="Page_20_Number"><text:span text:style-name="MT5"> - </text:span></text:span><text:span text:style-name="Page_20_Number"><text:span text:style-name="MT5"><text:date style:data-style-name="N116" text:date-value="2013-02-05T07:50:38">2-5-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3</meta:editing-cycles>
    <meta:editing-duration>P2DT2H19M42S</meta:editing-duration>
    <meta:generator>OpenOffice.org/3.4.1$Unix OpenOffice.org_project/341m1$Build-9593</meta:generator>
    <dc:date>2013-02-05T07:50:38</dc:date>
    <dc:creator>Bob Jacobsen</dc:creator>
    <meta:keyword>OpenLCB-CAN Message Network</meta:keyword>
    <meta:document-statistic meta:table-count="13" meta:image-count="1" meta:object-count="0" meta:page-count="26" meta:paragraph-count="603" meta:word-count="9447" meta:character-count="55476"/>
    <meta:user-defined meta:name="Info 1"/>
    <meta:user-defined meta:name="Info 2"/>
    <meta:user-defined meta:name="Info 3"/>
    <meta:user-defined meta:name="Info 4"/>
  </office:meta>
</office:document-meta>
</file>